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07ef2b" fo:background-color="#1e1e1e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officeooo:paragraph-rsid="0009ce36" fo:background-color="#1e1e1e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text-properties officeooo:paragraph-rsid="00061c92"/>
    </style:style>
    <style:style style:name="P6" style:family="paragraph" style:parent-style-name="Standard">
      <style:text-properties fo:color="#1b75bc" officeooo:paragraph-rsid="00061c92"/>
    </style:style>
    <style:style style:name="P7" style:family="paragraph" style:parent-style-name="Standard">
      <style:paragraph-properties style:line-height-at-least="0.503cm"/>
      <style:text-properties fo:color="#1b75bc" officeooo:paragraph-rsid="0007ef2b"/>
    </style:style>
    <style:style style:name="P8" style:family="paragraph" style:parent-style-name="Standard">
      <style:paragraph-properties style:line-height-at-least="0.503cm"/>
      <style:text-properties fo:color="#1b75bc" officeooo:paragraph-rsid="0009ce36"/>
    </style:style>
    <style:style style:name="P9" style:family="paragraph" style:parent-style-name="Standard">
      <style:paragraph-properties style:line-height-at-least="0.503cm"/>
      <style:text-properties fo:color="#000000" officeooo:paragraph-rsid="0007ef2b"/>
    </style:style>
    <style:style style:name="P10" style:family="paragraph" style:parent-style-name="Standard">
      <style:paragraph-properties style:line-height-at-least="0.503cm"/>
      <style:text-properties fo:color="#000000" officeooo:paragraph-rsid="0009ce36"/>
    </style:style>
    <style:style style:name="P11" style:family="paragraph" style:parent-style-name="Standard">
      <style:paragraph-properties style:line-height-at-least="0.503cm"/>
      <style:text-properties fo:color="#000000" officeooo:paragraph-rsid="0009d919"/>
    </style:style>
    <style:style style:name="P12" style:family="paragraph" style:parent-style-name="Standard">
      <style:text-properties officeooo:paragraph-rsid="0009ce36"/>
    </style:style>
    <style:style style:name="P13" style:family="paragraph" style:parent-style-name="Standard">
      <style:paragraph-properties style:line-height-at-least="0.503cm"/>
      <style:text-properties fo:color="#ce9178" style:font-name="Droid Sans Mono" fo:font-size="10.5pt" fo:font-weight="normal" fo:background-color="#1e1e1e"/>
    </style:style>
    <style:style style:name="P14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T1" style:family="text">
      <style:text-properties fo:color="#d4d4d4" style:font-name="Droid Sans Mono" fo:font-size="10.5pt" fo:font-weight="normal" fo:background-color="#1e1e1e" loext:char-shading-value="0"/>
    </style:style>
    <style:style style:name="T2" style:family="text">
      <style:text-properties fo:color="#ce9178"/>
    </style:style>
    <style:style style:name="T3" style:family="text">
      <style:text-properties fo:color="#ce9178" style:font-name="Droid Sans Mono" fo:font-size="10.5pt" fo:font-weight="normal" fo:background-color="#1e1e1e" loext:char-shading-value="0"/>
    </style:style>
    <style:style style:name="T4" style:family="text">
      <style:text-properties fo:color="#569cd6"/>
    </style:style>
    <style:style style:name="T5" style:family="text">
      <style:text-properties fo:color="#1b75bc"/>
    </style:style>
    <style:style style:name="T6" style:family="text">
      <style:text-properties fo:color="#b5ce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kdir drf</text:p>
      <text:p text:style-name="Standard">cd <text:s/>drf</text:p>
      <text:p text:style-name="Standard"/>
      <text:p text:style-name="Standard">backend file =&gt;</text:p>
      <text:p text:style-name="Standard">django-admin startproject cfehome .</text:p>
      <text:p text:style-name="Standard">python3 manage.py startapp api</text:p>
      <text:p text:style-name="Standard"/>
      <text:p text:style-name="Standard">cfehome =&gt;settings in INSTALLED_APPS list add ‘api’,</text:p>
      <text:p text:style-name="Standard"/>
      <text:p text:style-name="Standard">go to api/views.py =&gt;from django.http import JsonResponse</text:p>
      <text:p text:style-name="Standard"/>
      <text:p text:style-name="Standard">api/views.py =&gt;</text:p>
      <text:p text:style-name="Standard">from django.http import JsonResponce</text:p>
      <text:p text:style-name="Standard">#make a function</text:p>
      <text:p text:style-name="Standard">def api_home(requests,*args,**kwargs):</text:p>
      <text:p text:style-name="Standard"><text:s text:c="3"/>return({“message”:”JOJO”)</text:p>
      <text:p text:style-name="Standard"/>
      <text:p text:style-name="Standard">when go to api/urls.py=&gt;</text:p>
      <text:p text:style-name="Standard">from django.urls import path</text:p>
      <text:p text:style-name="Standard">from . import views</text:p>
      <text:p text:style-name="Standard">urlpatterns=[path(‘’,views.api_home)]</text:p>
      <text:p text:style-name="Standard"/>
      <text:p text:style-name="Standard">and go to cfe_home/urls add url</text:p>
      <text:p text:style-name="Standard">first:</text:p>
      <text:p text:style-name="P1">urlpatterns = [</text:p>
      <text:p text:style-name="P1">path(<text:span text:style-name="T2">'admin/'</text:span>, admin.site.urls),</text:p>
      <text:p text:style-name="P1"/>
      <text:p text:style-name="Standard">and then add the url</text:p>
      <text:p text:style-name="P1">urlpatterns = [</text:p>
      <text:p text:style-name="P1">path(<text:span text:style-name="T2">'admin/'</text:span>, admin.site.urls),</text:p>
      <text:p text:style-name="P4"><text:span text:style-name="T1">path(</text:span><text:span text:style-name="T3">'api/'</text:span><text:span text:style-name="T1">,include(</text:span><text:span text:style-name="T3">'api.urls'</text:span><text:span text:style-name="T1">))</text:span></text:p>
      <text:p text:style-name="P5">when run server:</text:p>
      <text:p text:style-name="P5"><text:a xlink:type="simple" xlink:href="http://127.0.0.1:80/api/" text:style-name="Internet_20_link" text:visited-style-name="Visited_20_Internet_20_Link">http://127.0.0.1:80/api/</text:a></text:p>
      <text:p text:style-name="P5">will see api views return</text:p>
      <text:p text:style-name="P5"/>
      <text:p text:style-name="P6">when go to cilent</text:p>
      <text:p text:style-name="P1"><text:span text:style-name="T4">import</text:span> requests</text:p>
      <text:p text:style-name="P1">endpoint=<text:span text:style-name="T2">"http://127.0.0.1:8000/api/"</text:span></text:p>
      <text:p text:style-name="P1">aa=requests.get(endpoint,json={<text:span text:style-name="T2">"query"</text:span>:<text:span text:style-name="T2">"HI"</text:span>})</text:p>
      <text:p text:style-name="P1">print(aa.json())</text:p>
      <text:p text:style-name="P8">can see views/api return</text:p>
      <text:p text:style-name="P8">and parmas input to api/views.py =&gt; will become</text:p>
      <text:p text:style-name="P2">aa=requests.get(endpoint,params={<text:span text:style-name="T2">"abc"</text:span>:<text:span text:style-name="T6">123</text:span>},json={<text:span text:style-name="T2">"query"</text:span>:<text:span text:style-name="T2">"HI"</text:span>})</text:p>
      <text:p text:style-name="P7"/>
      <text:p text:style-name="P9">and go to api/views.py</text:p>
      <text:p text:style-name="P12">def api_home(requests,*args,**kwargs):</text:p>
      <text:p text:style-name="P10"><text:s text:c="3"/>return({“message”:”JOJO”)</text:p>
      <text:p text:style-name="P2"><text:s text:c="3"/>body = request.body</text:p>
      <text:p text:style-name="P1"><text:s text:c="3"/>data=json.loads(body) </text:p>
      <text:p text:style-name="P1"><text:s text:c="3"/>print(data) </text:p>
      <text:p text:style-name="P8"><text:s/>api/views.py can get cilent.py params data</text:p>
      <text:p text:style-name="P10"><text:soft-page-break/>when go views.py =&gt; header data -&gt;dict let it become dict</text:p>
      <text:p text:style-name="P3"><text:span text:style-name="T4">import</text:span> json</text:p>
      <text:p text:style-name="P1"><text:span text:style-name="T4">def</text:span> api_home(request,*args,**kwargs):</text:p>
      <text:p text:style-name="P1">body = request.body</text:p>
      <text:p text:style-name="P1">data=json.loads(body)</text:p>
      <text:p text:style-name="P1">print(data.keys())</text:p>
      <text:p text:style-name="P1">print(data.values())</text:p>
      <text:p text:style-name="P1">print(data.values())</text:p>
      <text:p text:style-name="P1">print(dict(request.headers))</text:p>
      <text:p text:style-name="P13">''' header</text:p>
      <text:p text:style-name="P13">{'Content-Length': '15',</text:p>
      <text:p text:style-name="P13">'Content-Type': 'application/json',</text:p>
      <text:p text:style-name="P13">'Host': '127.0.0.1:8000', </text:p>
      <text:p text:style-name="P13">'User-Agent':</text:p>
      <text:p text:style-name="P13">'python-requests/2.18.4',</text:p>
      <text:p text:style-name="P13">'Accept-Encoding': 'gzip, deflate', 'Accept': '*/*', 'Connection': 'keep-alive'}</text:p>
      <text:p text:style-name="P13">'''</text:p>
      <text:p text:style-name="P14">#data["headers"]=request.headers</text:p>
      <text:p text:style-name="P14">#data["content_type"]=request.content_type</text:p>
      <text:p text:style-name="P14">#print(body.decode('UTF-8','strict'))</text:p>
      <text:p text:style-name="P1"><text:span text:style-name="T4">return</text:span> JsonResponse({<text:span text:style-name="T2">"message"</text:span>:<text:span text:style-name="T2">"HI there"</text:span>})</text:p>
      <text:p text:style-name="P11">da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4T16:49:32.917207809</meta:creation-date>
    <meta:generator>LibreOffice/6.0.7.3$Linux_X86_64 LibreOffice_project/00m0$Build-3</meta:generator>
    <dc:date>2022-06-14T20:24:03.790130961</dc:date>
    <meta:editing-duration>PT35M12S</meta:editing-duration>
    <meta:editing-cycles>1</meta:editing-cycles>
    <meta:document-statistic meta:table-count="0" meta:image-count="0" meta:object-count="0" meta:page-count="2" meta:paragraph-count="64" meta:word-count="174" meta:character-count="1757" meta:non-whitespace-character-count="1627"/>
  </office:meta>
</office:document-meta>
</file>